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">
      <style:paragraph-properties fo:margin-top="0in" fo:margin-bottom="0in"/>
    </style:style>
    <style:style style:name="P14" style:family="paragraph" style:parent-style-name="Text_20_body" style:list-style-name="L2">
      <style:paragraph-properties fo:margin-top="0in" fo:margin-bottom="0in"/>
    </style:style>
    <style:style style:name="P15" style:family="paragraph" style:parent-style-name="Text_20_body" style:list-style-name="L3">
      <style:paragraph-properties fo:margin-top="0in" fo:margin-bottom="0in"/>
    </style:style>
    <style:style style:name="P16" style:family="paragraph" style:parent-style-name="Text_20_body" style:list-style-name="L4">
      <style:paragraph-properties fo:margin-top="0in" fo:margin-bottom="0in"/>
    </style:style>
    <style:style style:name="P17" style:family="paragraph" style:parent-style-name="Text_20_body" style:list-style-name="L5">
      <style:paragraph-properties fo:margin-top="0in" fo:margin-bottom="0in"/>
    </style:style>
    <style:style style:name="P18" style:family="paragraph" style:parent-style-name="Text_20_body" style:list-style-name="L6">
      <style:paragraph-properties fo:margin-top="0in" fo:margin-bottom="0in"/>
    </style:style>
    <style:style style:name="P19" style:family="paragraph" style:parent-style-name="Text_20_body" style:list-style-name="L7">
      <style:paragraph-properties fo:margin-top="0in" fo:margin-bottom="0in"/>
    </style:style>
    <style:style style:name="P20" style:family="paragraph" style:parent-style-name="Text_20_body" style:list-style-name="L8">
      <style:paragraph-properties fo:margin-top="0in" fo:margin-bottom="0in"/>
    </style:style>
    <style:style style:name="P21" style:family="paragraph" style:parent-style-name="Text_20_body" style:list-style-name="L9">
      <style:paragraph-properties fo:margin-top="0in" fo:margin-bottom="0in"/>
    </style:style>
    <style:style style:name="P22" style:family="paragraph" style:parent-style-name="Text_20_body" style:list-style-name="L10">
      <style:paragraph-properties fo:margin-top="0in" fo:margin-bottom="0in"/>
    </style:style>
    <style:style style:name="P23" style:family="paragraph" style:parent-style-name="Text_20_body" style:list-style-name="L1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ый список терминов, понятий и их описание, по категориям - в контексте "Wordpress Разработка Тем"</text:p>
      <text:p text:style-name="Standard">ChatGPT</text:p>
      <text:p text:style-name="P1">ChatGPT</text:p>
      <text:p text:style-name="Text_20_body">Конечно, вот полный список терминов, понятий и их описание, связанных с разработкой тем в WordPress, разбитый по категориям:</text:p>
      <text:h text:style-name="Heading_20_3" text:outline-level="3">HTML и CSS:</text:h>
      <text:list xml:id="list2703310861542438739" text:style-name="L1">
        <text:list-item>
          <text:p text:style-name="P2"><text:span text:style-name="Strong_20_Emphasis">HTML (HyperText Markup Language)</text:span>:</text:p>
          <text:list>
            <text:list-item>
              <text:p text:style-name="P13">Описание: Язык разметки для создания структуры веб-страницы.</text:p>
            </text:list-item>
          </text:list>
        </text:list-item>
        <text:list-item>
          <text:p text:style-name="P2"><text:span text:style-name="Strong_20_Emphasis">CSS (Cascading Style Sheets)</text:span>:</text:p>
          <text:list>
            <text:list-item>
              <text:p text:style-name="P13">Описание: Язык стилей, определяющий внешний вид элементов на веб-странице.</text:p>
            </text:list-item>
          </text:list>
        </text:list-item>
        <text:list-item>
          <text:p text:style-name="P2"><text:span text:style-name="Strong_20_Emphasis">Селекторы CSS (CSS Selectors)</text:span>:</text:p>
          <text:list>
            <text:list-item>
              <text:p text:style-name="P2">Описание: Паттерны, используемые для выбора элементов на веб-странице для применения стилей.</text:p>
            </text:list-item>
          </text:list>
        </text:list-item>
      </text:list>
      <text:h text:style-name="Heading_20_3" text:outline-level="3">PHP:</text:h>
      <text:list xml:id="list1700854793504378488" text:style-name="L2">
        <text:list-item>
          <text:p text:style-name="P3"><text:span text:style-name="Strong_20_Emphasis">PHP (Hypertext Preprocessor)</text:span>:</text:p>
          <text:list>
            <text:list-item>
              <text:p text:style-name="P14">Описание: Серверный язык программирования, используемый для создания динамических веб-страниц.</text:p>
            </text:list-item>
          </text:list>
        </text:list-item>
        <text:list-item>
          <text:p text:style-name="P3"><text:span text:style-name="Strong_20_Emphasis">Шаблонизация в PHP</text:span>:</text:p>
          <text:list>
            <text:list-item>
              <text:p text:style-name="P3">Описание: Процесс разделения логики и представления веб-страницы при помощи шаблонов.</text:p>
            </text:list-item>
          </text:list>
        </text:list-item>
      </text:list>
      <text:h text:style-name="Heading_20_3" text:outline-level="3">WordPress API:</text:h>
      <text:list xml:id="list2596477520550036494" text:style-name="L3">
        <text:list-item>
          <text:p text:style-name="P4"><text:span text:style-name="Strong_20_Emphasis">Функции WordPress (WordPress Functions)</text:span>:</text:p>
          <text:list>
            <text:list-item>
              <text:p text:style-name="P15">Описание: Встроенные функции WordPress для работы с контентом, пользователями, настройками и т. д.</text:p>
            </text:list-item>
          </text:list>
        </text:list-item>
        <text:list-item>
          <text:p text:style-name="P4"><text:span text:style-name="Strong_20_Emphasis">Шаблонные теги и функции (Template Tags and Functions)</text:span>:</text:p>
          <text:list>
            <text:list-item>
              <text:p text:style-name="P4">Описание: Специальные теги и функции, используемые в шаблонах WordPress для вывода контента и данных.</text:p>
            </text:list-item>
          </text:list>
        </text:list-item>
      </text:list>
      <text:h text:style-name="Heading_20_3" text:outline-level="3">Темы WordPress:</text:h>
      <text:list xml:id="list485176633879071951" text:style-name="L4">
        <text:list-item>
          <text:p text:style-name="P5"><text:span text:style-name="Strong_20_Emphasis">Структура темы (Theme Structure)</text:span>:</text:p>
          <text:list>
            <text:list-item>
              <text:p text:style-name="P16">Описание: Набор файлов и папок, определяющих структуру и внешний вид темы WordPress.</text:p>
            </text:list-item>
          </text:list>
        </text:list-item>
        <text:list-item>
          <text:p text:style-name="P5"><text:span text:style-name="Strong_20_Emphasis">Шаблоны страниц (Page Templates)</text:span>:</text:p>
          <text:list>
            <text:list-item>
              <text:p text:style-name="P16">Описание: Файлы, определяющие внешний вид и функциональность различных типов страниц на сайте.</text:p>
            </text:list-item>
          </text:list>
        </text:list-item>
        <text:list-item>
          <text:p text:style-name="P5"><text:span text:style-name="Strong_20_Emphasis">Файлы стилей (Stylesheet Files)</text:span>:</text:p>
          <text:list>
            <text:list-item>
              <text:p text:style-name="P16">Описание: Файлы CSS, определяющие стилизацию элементов темы WordPress.</text:p>
            </text:list-item>
          </text:list>
        </text:list-item>
        <text:list-item>
          <text:p text:style-name="P5"><text:soft-page-break/><text:span text:style-name="Strong_20_Emphasis">Файлы скриптов (Script Files)</text:span>:</text:p>
          <text:list>
            <text:list-item>
              <text:p text:style-name="P5">Описание: Файлы JavaScript, добавляемые в тему для обеспечения интерактивности и дополнительной функциональности.</text:p>
            </text:list-item>
          </text:list>
        </text:list-item>
      </text:list>
      <text:h text:style-name="Heading_20_3" text:outline-level="3">Функциональность темы:</text:h>
      <text:list xml:id="list8153366703850593507" text:style-name="L5">
        <text:list-item>
          <text:p text:style-name="P6"><text:span text:style-name="Strong_20_Emphasis">Хуки (Hooks)</text:span>:</text:p>
          <text:list>
            <text:list-item>
              <text:p text:style-name="P17">Описание: Специальные точки в коде, позволяющие добавлять или изменять функциональность темы.</text:p>
            </text:list-item>
          </text:list>
        </text:list-item>
        <text:list-item>
          <text:p text:style-name="P6"><text:span text:style-name="Strong_20_Emphasis">Фильтры (Filters)</text:span>:</text:p>
          <text:list>
            <text:list-item>
              <text:p text:style-name="P6">Описание: Механизмы, позволяющие изменять данные, выводимые на странице, до их отображения.</text:p>
            </text:list-item>
          </text:list>
        </text:list-item>
      </text:list>
      <text:h text:style-name="Heading_20_3" text:outline-level="3">Кастомизация темы:</text:h>
      <text:list xml:id="list8588814993191050109" text:style-name="L6">
        <text:list-item>
          <text:p text:style-name="P7"><text:span text:style-name="Strong_20_Emphasis">Кастомные типы записей (Custom Post Types)</text:span>:</text:p>
          <text:list>
            <text:list-item>
              <text:p text:style-name="P18">Описание: Дополнительные типы контента, которые можно создавать и управлять в WordPress.</text:p>
            </text:list-item>
          </text:list>
        </text:list-item>
        <text:list-item>
          <text:p text:style-name="P7"><text:span text:style-name="Strong_20_Emphasis">Кастомные поля (Custom Fields)</text:span>:</text:p>
          <text:list>
            <text:list-item>
              <text:p text:style-name="P7">Описание: Дополнительные поля, добавляемые к записям и страницам для хранения дополнительной информации.</text:p>
            </text:list-item>
          </text:list>
        </text:list-item>
      </text:list>
      <text:h text:style-name="Heading_20_3" text:outline-level="3">Адаптивный дизайн:</text:h>
      <text:list xml:id="list1168497510897741330" text:style-name="L7">
        <text:list-item>
          <text:p text:style-name="P8"><text:span text:style-name="Strong_20_Emphasis">Медиазапросы (Media Queries)</text:span>:</text:p>
          <text:list>
            <text:list-item>
              <text:p text:style-name="P19">Описание: CSS-правила, позволяющие создавать адаптивные стили для различных размеров экранов и устройств.</text:p>
            </text:list-item>
          </text:list>
        </text:list-item>
        <text:list-item>
          <text:p text:style-name="P8"><text:span text:style-name="Strong_20_Emphasis">Flexbox и Grid</text:span>:</text:p>
          <text:list>
            <text:list-item>
              <text:p text:style-name="P8">Описание: Современные методы верстки CSS, обеспечивающие гибкость и управление распределением элементов на странице.</text:p>
            </text:list-item>
          </text:list>
        </text:list-item>
      </text:list>
      <text:h text:style-name="Heading_20_3" text:outline-level="3">Оптимизация и безопасность:</text:h>
      <text:list xml:id="list541697079558034894" text:style-name="L8">
        <text:list-item>
          <text:p text:style-name="P9"><text:span text:style-name="Strong_20_Emphasis">Минификация CSS и JavaScript (CSS and JavaScript Minification)</text:span>:</text:p>
          <text:list>
            <text:list-item>
              <text:p text:style-name="P20">Описание: Процесс сокращения размера файлов CSS и JavaScript для ускорения загрузки страницы.</text:p>
            </text:list-item>
          </text:list>
        </text:list-item>
        <text:list-item>
          <text:p text:style-name="P9"><text:span text:style-name="Strong_20_Emphasis">Безопасность темы (Theme Security)</text:span>:</text:p>
          <text:list>
            <text:list-item>
              <text:p text:style-name="P9">Описание: Меры безопасности, принимаемые для защиты темы от взломов и атак.</text:p>
            </text:list-item>
          </text:list>
        </text:list-item>
      </text:list>
      <text:h text:style-name="Heading_20_3" text:outline-level="3">Управление контентом:</text:h>
      <text:list xml:id="list4861497355375169710" text:style-name="L9">
        <text:list-item>
          <text:p text:style-name="P10"><text:span text:style-name="Strong_20_Emphasis">Пользовательские меню (Custom Menus)</text:span>:</text:p>
          <text:list>
            <text:list-item>
              <text:p text:style-name="P21">Описание: Возможность создания и управления пользовательскими меню в административной панели WordPress.</text:p>
            </text:list-item>
          </text:list>
        </text:list-item>
        <text:list-item>
          <text:p text:style-name="P10"><text:span text:style-name="Strong_20_Emphasis">Виджеты (Widgets)</text:span>:</text:p>
          <text:list>
            <text:list-item>
              <text:p text:style-name="P10">Описание: Блоки контента, которые можно добавить на сайт через <text:soft-page-break/>административную панель для отображения дополнительной информации.</text:p>
            </text:list-item>
          </text:list>
        </text:list-item>
      </text:list>
      <text:h text:style-name="Heading_20_3" text:outline-level="3">Локализация и мультиязычность:</text:h>
      <text:list xml:id="list3723942722509924776" text:style-name="L10">
        <text:list-item>
          <text:p text:style-name="P22"><text:span text:style-name="Strong_20_Emphasis">Локализация темы (Theme Localization)</text:span>:</text:p>
          <text:list>
            <text:list-item>
              <text:p text:style-name="P11">Описание: Процесс адаптации темы для различных языков и региональных настроек.</text:p>
            </text:list-item>
          </text:list>
        </text:list-item>
      </text:list>
      <text:h text:style-name="Heading_20_3" text:outline-level="3">Тестирование и отладка:</text:h>
      <text:list xml:id="list629044694324203808" text:style-name="L11">
        <text:list-item>
          <text:p text:style-name="P12"><text:span text:style-name="Strong_20_Emphasis">Отладка PHP (PHP Debugging)</text:span>:</text:p>
          <text:list>
            <text:list-item>
              <text:p text:style-name="P23">Описание: Процесс поиска и исправления ошибок в PHP-коде с использованием специализированных инструментов и техник.</text:p>
            </text:list-item>
          </text:list>
        </text:list-item>
        <text:list-item>
          <text:p text:style-name="P12"><text:span text:style-name="Strong_20_Emphasis">Тестирование темы (Theme Testing)</text:span>:</text:p>
          <text:list>
            <text:list-item>
              <text:p text:style-name="P12">Описание: Проверка темы на различных браузерах, устройствах и разрешениях экрана для обеспечения качественного отображения и работы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22:27:17.63</dc:date>
    <meta:document-statistic meta:table-count="0" meta:image-count="0" meta:object-count="0" meta:page-count="3" meta:paragraph-count="63" meta:word-count="481" meta:character-count="3573"/>
    <dc:creator>Dima Wide</dc:creator>
    <meta:user-defined meta:name="Info 1"/>
    <meta:user-defined meta:name="Info 2"/>
    <meta:user-defined meta:name="Info 3"/>
    <meta:user-defined meta:name="Info 4"/>
  </office:meta>
</office:document-meta>
</file>